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8.94291666666667cm" style:use-optimal-column-width="true"/>
    </style:style>
    <style:style style:name="co4" style:family="table-column">
      <style:table-column-properties fo:break-before="auto" style:column-width="3.78354166666667cm" style:use-optimal-column-width="true"/>
    </style:style>
    <style:style style:name="co5" style:family="table-column">
      <style:table-column-properties fo:break-before="auto" style:column-width="7.01145833333333cm"/>
    </style:style>
    <style:style style:name="co6" style:family="table-column">
      <style:table-column-properties fo:break-before="auto" style:column-width="5.52979166666667cm"/>
    </style:style>
    <style:style style:name="co7" style:family="table-column">
      <style:table-column-properties fo:break-before="auto" style:column-width="7.223125cm" style:use-optimal-column-width="true"/>
    </style:style>
    <style:style style:name="co8" style:family="table-column">
      <style:table-column-properties fo:break-before="auto" style:column-width="6.6675cm"/>
    </style:style>
    <style:style style:name="co9" style:family="table-column">
      <style:table-column-properties fo:break-before="auto" style:column-width="10.55687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60.75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1" table:default-cell-style-name="ce3"/>
        <table:table-row table:style-name="ro1">
          <table:table-cell office:value-type="string" table:style-name="ce4">
            <text:p>Serviço</text:p>
          </table:table-cell>
          <table:table-cell office:value-type="string" table:style-name="ce4">
            <text:p>Código</text:p>
          </table:table-cell>
          <table:table-cell office:value-type="string" table:style-name="ce4">
            <text:p>Nome</text:p>
          </table:table-cell>
          <table:table-cell office:value-type="string" table:style-name="ce5">
            <text:p>Prazo</text:p>
          </table:table-cell>
          <table:table-cell office:value-type="string" table:style-name="ce4">
            <text:p>Prazo dias corridos no destino (Caixa Postal)</text:p>
          </table:table-cell>
          <table:table-cell office:value-type="string" table:style-name="ce4">
            <text:p>Prazo dias corridos no destino (Caída/Pedida)</text:p>
          </table:table-cell>
          <table:table-cell office:value-type="string" table:style-name="ce4">
            <text:p>Prazo dias corridos na origem/devolução/remetente (Caixa Postal)</text:p>
          </table:table-cell>
          <table:table-cell office:value-type="string" table:style-name="ce4">
            <text:p>Prazo dias corridos na origem/devolução/remetente (Caída/Pedida)</text:p>
          </table:table-cell>
          <table:table-cell table:number-columns-repeated="16376" table:style-name="ce5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ETIQUETA LOGICA SEDEX A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ETIQUETA LOGICA SEDEX AB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AK</text:p>
          </table:table-cell>
          <table:table-cell office:value-type="string" table:style-name="ce1">
            <text:p>ETIQUETA LOGICA PAC AK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ETIQUETA LOGICA PAC AL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VISO DE RECEBIMENT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ENCOMENDA PAC - ACAO SOCIAL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REMESSA ECONÔMICA SEM AR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F</text:p>
          </table:table-cell>
          <table:table-cell office:value-type="string" table:style-name="ce1">
            <text:p>REMESSA EXPRESSA S/ AR DIGITAL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BG</text:p>
          </table:table-cell>
          <table:table-cell office:value-type="string" table:style-name="ce1">
            <text:p>ETIQUETA LOG REM ECON C/AR BG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H</text:p>
          </table:table-cell>
          <table:table-cell office:value-type="string" table:style-name="ce1">
            <text:p>MENSAGEM FÍSICO-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ETIQUETA LÓG REGIST URG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J</text:p>
          </table:table-cell>
          <table:table-cell office:value-type="string" table:style-name="ce1">
            <text:p>ETIQ LOG REM EXPRESSA C/AR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BK</text:p>
          </table:table-cell>
          <table:table-cell office:value-type="string" table:style-name="ce1">
            <text:p>ETIQ LÓG REM ECONÔMICA S/AR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ETIQUETA LOG REM ECON C/AR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ETIQUETA FIS REGIST URG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O</text:p>
          </table:table-cell>
          <table:table-cell office:value-type="string" table:style-name="ce1">
            <text:p>ETIQUETA LOG REGIST URG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P</text:p>
          </table:table-cell>
          <table:table-cell office:value-type="string" table:style-name="ce1">
            <text:p>ETIQUETA LOGICA REG ADM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ETIQUETA FIS REGIST URG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ETIQUETA LOG REM ECON C/ AR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V</text:p>
          </table:table-cell>
          <table:table-cell office:value-type="string" table:style-name="ce1">
            <text:p>ETIQUETA LÓGICA VPOST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Y</text:p>
          </table:table-cell>
          <table:table-cell office:value-type="string" table:style-name="ce1">
            <text:p>ETIQUETA LÓGICA CART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BZ</text:p>
          </table:table-cell>
          <table:table-cell office:value-type="string" table:style-name="ce1">
            <text:p>ETIQUETA LÓGICA CART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B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D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F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G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I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J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L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OBJETO INTERNACIONAL MERCADOR. ECONOMIC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V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W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X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Y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CZ</text:p>
          </table:table-cell>
          <table:table-cell office:value-type="string" table:style-name="ce1">
            <text:p>OBJETO INTERNACIONAL COLI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A</text:p>
          </table:table-cell>
          <table:table-cell office:value-type="string" table:style-name="ce1">
            <text:p>ENCOMENDA SEDEX C/ AR DIGITAL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REMESSA EXPRESSA C/ AR DIGITAL-BRADESCO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REMESSA EXPRESSA (ORGAO TRANSITO)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EVOLUÇÃO DE DOCUMENTOS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REMESSA EXPRESSA C/ AR DIGITAL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NCOMENDA SEDEX (ETIQ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ENCOMENDA SEDEX (ETIQ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I</text:p>
          </table:table-cell>
          <table:table-cell office:value-type="string" table:style-name="ce1">
            <text:p>REM EXPRES COM AR DIGITAL ITAU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J</text:p>
          </table:table-cell>
          <table:table-cell office:value-type="string" table:style-name="ce1">
            <text:p>ENCOMEND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K</text:p>
          </table:table-cell>
          <table:table-cell office:value-type="string" table:style-name="ce1">
            <text:p>ETIQUETA SEDEX EXTRA GRAND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ETIQUET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M</text:p>
          </table:table-cell>
          <table:table-cell office:value-type="string" table:style-name="ce1">
            <text:p>ETIQUETA FISICA SEDEX DM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ENCOMEND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O</text:p>
          </table:table-cell>
          <table:table-cell office:value-type="string" table:style-name="ce1">
            <text:p>ETIQ LOG SEDEX ITAU UNIB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P</text:p>
          </table:table-cell>
          <table:table-cell office:value-type="string" table:style-name="ce1">
            <text:p>SEDEX PAGAMENTO ENTREGA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Q</text:p>
          </table:table-cell>
          <table:table-cell office:value-type="string" table:style-name="ce1">
            <text:p>ETIQ LOG SEDEX BRADESC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R</text:p>
          </table:table-cell>
          <table:table-cell office:value-type="string" table:style-name="ce1">
            <text:p>REM EXPRES COM AR DIGITAL SANTANDER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URGENT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REM EXPRES COM AR DIGITAL SANTANDER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REGISTRADO DETRAN COM 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U</text:p>
          </table:table-cell>
          <table:table-cell office:value-type="string" table:style-name="ce1">
            <text:p>ENCOMEND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V</text:p>
          </table:table-cell>
          <table:table-cell office:value-type="string" table:style-name="ce1">
            <text:p>SEDEX COM AR DIGITAL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W</text:p>
          </table:table-cell>
          <table:table-cell office:value-type="string" table:style-name="ce1">
            <text:p>ENCOMENDA SEDEX (ETIQ LÓ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X</text:p>
          </table:table-cell>
          <table:table-cell office:value-type="string" table:style-name="ce1">
            <text:p>SEDEX 10 LÓGICO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Y</text:p>
          </table:table-cell>
          <table:table-cell office:value-type="string" table:style-name="ce1">
            <text:p>ENCOMENDA SEDEX (ETIQ FÍS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DZ</text:p>
          </table:table-cell>
          <table:table-cell office:value-type="string" table:style-name="ce1">
            <text:p>ENCOMENDA SEDEX (ETIQ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B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C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D</text:p>
          </table:table-cell>
          <table:table-cell office:value-type="string" table:style-name="ce1">
            <text:p>OBJETO INTERNACIONAL EM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F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G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H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I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J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K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M</text:p>
          </table:table-cell>
          <table:table-cell office:value-type="string" table:style-name="ce1">
            <text:p>OBJETO INTERNACIONAL SEDEX MUNDI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O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P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EQ</text:p>
          </table:table-cell>
          <table:table-cell office:value-type="string" table:style-name="ce1">
            <text:p>ENCOMENDA SERVIÇO NÃO EXPRESSA ECT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R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T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U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V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W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X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Y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EZ</text:p>
          </table:table-cell>
          <table:table-cell office:value-type="string" table:style-name="ce1">
            <text:p>OBJETO INTERNACIONAL EMS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FA</text:p>
          </table:table-cell>
          <table:table-cell office:value-type="string" table:style-name="ce1">
            <text:p>FAC 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FB</text:p>
          </table:table-cell>
          <table:table-cell office:value-type="string" table:style-name="ce1">
            <text:p>FAC 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FAC REGISTRADO (5 DIAS)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FD</text:p>
          </table:table-cell>
          <table:table-cell office:value-type="string" table:style-name="ce1">
            <text:p>FAC REGISTRADO (10 DIAS)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ENCOMENDA FNDE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FF</text:p>
          </table:table-cell>
          <table:table-cell office:value-type="string" table:style-name="ce1">
            <text:p>ETIQUETA LOG FAC 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FH</text:p>
          </table:table-cell>
          <table:table-cell office:value-type="string" table:style-name="ce1">
            <text:p>FAC REGISTRADO C/ 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FJ</text:p>
          </table:table-cell>
          <table:table-cell office:value-type="string" table:style-name="ce1">
            <text:p>REMESSA ECONÔMICA C/ 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FM</text:p>
          </table:table-cell>
          <table:table-cell office:value-type="string" table:style-name="ce1">
            <text:p>FAC REGISTRADO (MONITORADO)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FAC 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INTEGRADA AVULS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IC</text:p>
          </table:table-cell>
          <table:table-cell office:value-type="string" table:style-name="ce1">
            <text:p>INTEGRADA A COBRAR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TEGRADA DEVOLUCAO DE DOCUMENT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NTEGRADA ESPECIAL</text:p>
          </table:table-cell>
          <table:table-cell office:value-type="string" table:style-name="ce1">
            <text:p>Recebedor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F</text:p>
          </table:table-cell>
          <table:table-cell office:value-type="string" table:style-name="ce1">
            <text:p>CPF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I</text:p>
          </table:table-cell>
          <table:table-cell office:value-type="string" table:style-name="ce1">
            <text:p>INTEGRADA INTERN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K</text:p>
          </table:table-cell>
          <table:table-cell office:value-type="string" table:style-name="ce1">
            <text:p>INTEGRADA COM COLETA SIMULTANE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M</text:p>
          </table:table-cell>
          <table:table-cell office:value-type="string" table:style-name="ce1">
            <text:p>INTEGRADA MEDICAMENTO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OBJ DE CORRESP E EMS REC EXTERIOR</text:p>
          </table:table-cell>
          <table:table-cell office:value-type="string" table:style-name="ce1">
            <text:p>Recebedor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INTEGRADA PROGRAMAD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IR</text:p>
          </table:table-cell>
          <table:table-cell office:value-type="string" table:style-name="ce1">
            <text:p>INTEGRADA RECEBEDOR</text:p>
          </table:table-cell>
          <table:table-cell office:value-type="string" table:style-name="ce1">
            <text:p>Recebedor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NTEGRADA STANDARD MEDICAMENT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NTEGRADA TERMOLÁBIL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U</text:p>
          </table:table-cell>
          <table:table-cell office:value-type="string" table:style-name="ce1">
            <text:p>INTEGRADA URGENT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IX</text:p>
          </table:table-cell>
          <table:table-cell office:value-type="string" table:style-name="ce1">
            <text:p>EDEI ENCOMENDA EXPRESSA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A</text:p>
          </table:table-cell>
          <table:table-cell office:value-type="string" table:style-name="ce1">
            <text:p>REMESSA ECONOMICA C/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REMESSA ECONOMICA C/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C</text:p>
          </table:table-cell>
          <table:table-cell office:value-type="string" table:style-name="ce1">
            <text:p>REGISTRADO COM 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D</text:p>
          </table:table-cell>
          <table:table-cell office:value-type="string" table:style-name="ce1">
            <text:p>REMESSA ECONOMICA S/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E</text:p>
          </table:table-cell>
          <table:table-cell office:value-type="string" table:style-name="ce1">
            <text:p>REMESSA ECONOMICA C/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F</text:p>
          </table:table-cell>
          <table:table-cell office:value-type="string" table:style-name="ce1">
            <text:p>REMESSA ECONOMICA C/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G</text:p>
          </table:table-cell>
          <table:table-cell office:value-type="string" table:style-name="ce1">
            <text:p>REGISTRADO PRIORITÁRI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H</text:p>
          </table:table-cell>
          <table:table-cell office:value-type="string" table:style-name="ce1">
            <text:p>REGISTRADO PRIORITÁRI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I</text:p>
          </table:table-cell>
          <table:table-cell office:value-type="string" table:style-name="ce1">
            <text:p>REMESSA ECONOMICA S/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J</text:p>
          </table:table-cell>
          <table:table-cell office:value-type="string" table:style-name="ce1">
            <text:p>REGISTRADO JUSTIÇ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K</text:p>
          </table:table-cell>
          <table:table-cell office:value-type="string" table:style-name="ce1">
            <text:p>ETQ REM ECON TALAO/CART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L</text:p>
          </table:table-cell>
          <table:table-cell office:value-type="string" table:style-name="ce1">
            <text:p>REGISTRADO LÓGIC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M</text:p>
          </table:table-cell>
          <table:table-cell office:value-type="string" table:style-name="ce1">
            <text:p>ETIQUETA MD POSTAL ESPECI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N</text:p>
          </table:table-cell>
          <table:table-cell office:value-type="string" table:style-name="ce1">
            <text:p>MALA DIRETA BASICA/IMPRESSO NAO URGENTE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O</text:p>
          </table:table-cell>
          <table:table-cell office:value-type="string" table:style-name="ce1">
            <text:p>REGISTRADO PRIORITÁRI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OBJETO RECEITA FEDERAL (EXCLUSIVO)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Q</text:p>
          </table:table-cell>
          <table:table-cell office:value-type="string" table:style-name="ce1">
            <text:p>REMESSA ECONOMICA C/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R</text:p>
          </table:table-cell>
          <table:table-cell office:value-type="string" table:style-name="ce1">
            <text:p>REGISTRADO PRIORITÁRI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S</text:p>
          </table:table-cell>
          <table:table-cell office:value-type="string" table:style-name="ce1">
            <text:p>REGISTRADO LÓGIC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T</text:p>
          </table:table-cell>
          <table:table-cell office:value-type="string" table:style-name="ce1">
            <text:p>REGISTRADO URGENTE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U</text:p>
          </table:table-cell>
          <table:table-cell office:value-type="string" table:style-name="ce1">
            <text:p>ETIQUETA FIS REGIST URG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V</text:p>
          </table:table-cell>
          <table:table-cell office:value-type="string" table:style-name="ce1">
            <text:p>REMESSA ECONÔMICA C/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W</text:p>
          </table:table-cell>
          <table:table-cell office:value-type="string" table:style-name="ce1">
            <text:p>CARTA COMERCIAL A FATURAR (5 DIAS)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JX</text:p>
          </table:table-cell>
          <table:table-cell office:value-type="string" table:style-name="ce1">
            <text:p>CARTA CML A FAT 10 DIAS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Y</text:p>
          </table:table-cell>
          <table:table-cell office:value-type="string" table:style-name="ce1">
            <text:p>REMESSA ECONOMICA (5 DIAS)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JZ</text:p>
          </table:table-cell>
          <table:table-cell office:value-type="string" table:style-name="ce1">
            <text:p>REMESSA ECONOMICA 10 DIAS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D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F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G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H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J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K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L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N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P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Q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R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S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T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V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X</text:p>
          </table:table-cell>
          <table:table-cell office:value-type="string" table:style-name="ce1">
            <text:p>OBJETO INTERNACIONAL PACKET ECONOMIC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Y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LZ</text:p>
          </table:table-cell>
          <table:table-cell office:value-type="string" table:style-name="ce1">
            <text:p>OBJETO INTERNACIONAL PRIM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TELEGRAMA - SERVICOS ADICIONAIS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TELEGRAMA DE BALCAO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C</text:p>
          </table:table-cell>
          <table:table-cell office:value-type="string" table:style-name="ce1">
            <text:p>TELEGRAMA FONADO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MAQUINA DE FRANQUEAR (LOGICA)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TELEGRAMA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TELEGRAMA FONADO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ARTA VIA INTERNET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CARTA VIA INTERNET (SMT)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K</text:p>
          </table:table-cell>
          <table:table-cell office:value-type="string" table:style-name="ce1">
            <text:p>TELEGRAMA CORPORATIVO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TELEGRAMA GRANDES CLIENTES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ETIQ LÓG TELEGRAMA CORPORATIVO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TELEGRAMA PRÉ-PAGO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ENCOMENDA SAUDE</text:p>
          </table:table-cell>
          <table:table-cell office:value-type="string" table:style-name="ce1">
            <text:p>Recebedor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TELEGRAMA VIA TELEMAIL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TELEGRAMA INTERNACIONAL ENTRANTE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MZ</text:p>
          </table:table-cell>
          <table:table-cell office:value-type="string" table:style-name="ce1">
            <text:p>TELEGRAMA VIA CORREIOS ON LINE</text:p>
          </table:table-cell>
          <table:table-cell office:value-type="string" table:style-name="ce1">
            <text:p>Hora Real e Recebedor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TELE SENA RESGATAD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NX</text:p>
          </table:table-cell>
          <table:table-cell office:value-type="string" table:style-name="ce1">
            <text:p>EDEI ENCOMENDA NAO URGENTE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A</text:p>
          </table:table-cell>
          <table:table-cell office:value-type="string" table:style-name="ce1">
            <text:p>ENCOMENDA SEDEX (ETIQ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B</text:p>
          </table:table-cell>
          <table:table-cell office:value-type="string" table:style-name="ce1">
            <text:p>ENCOMENDA SEDEX (ETIQ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C</text:p>
          </table:table-cell>
          <table:table-cell office:value-type="string" table:style-name="ce1">
            <text:p>ENCOMENDA SEDEX (ETIQ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D</text:p>
          </table:table-cell>
          <table:table-cell office:value-type="string" table:style-name="ce1">
            <text:p>ETIQUETA SEDEX (FIS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E</text:p>
          </table:table-cell>
          <table:table-cell office:value-type="string" table:style-name="ce1">
            <text:p>ETIQUETA LÓGIC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F</text:p>
          </table:table-cell>
          <table:table-cell office:value-type="string" table:style-name="ce1">
            <text:p>ETIQUETA LÓGIC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G</text:p>
          </table:table-cell>
          <table:table-cell office:value-type="string" table:style-name="ce1">
            <text:p>ETIQUETA LÓGIC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ETIQUETA LOGIC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I</text:p>
          </table:table-cell>
          <table:table-cell office:value-type="string" table:style-name="ce1">
            <text:p>ETIQUETA LOGIC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J</text:p>
          </table:table-cell>
          <table:table-cell office:value-type="string" table:style-name="ce1">
            <text:p>ETIQUETA LOGICA SEDEX OJ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TIQUETA LOGICA SEDEX OK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OM</text:p>
          </table:table-cell>
          <table:table-cell office:value-type="string" table:style-name="ce1">
            <text:p>ETIQUETA LOGICA SEDEX OM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SSAPORT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ENCOMENDA PAC - NÃO URGENT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ENCOMENDA PAC A COBRAR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D</text:p>
          </table:table-cell>
          <table:table-cell office:value-type="string" table:style-name="ce1">
            <text:p>ENCOMENDA PAC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ENCOMENDA PAC (ETIQUETA FIS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PASSAPORT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ENCOMENDA PAC (ETIQUETA FIS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ENCOMENDA PAC (ETIQUETA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ENCOMENDA PAC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J</text:p>
          </table:table-cell>
          <table:table-cell office:value-type="string" table:style-name="ce1">
            <text:p>ENCOMENDA PAC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K</text:p>
          </table:table-cell>
          <table:table-cell office:value-type="string" table:style-name="ce1">
            <text:p>ETIQUETA PAC EXTRA GRANDE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L</text:p>
          </table:table-cell>
          <table:table-cell office:value-type="string" table:style-name="ce1">
            <text:p>ENCOMENDA PAC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M</text:p>
          </table:table-cell>
          <table:table-cell office:value-type="string" table:style-name="ce1">
            <text:p>ETIQUETA PAC (FÍS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N</text:p>
          </table:table-cell>
          <table:table-cell office:value-type="string" table:style-name="ce1">
            <text:p>ENCOMENDA PAC (ETIQ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ENCOMENDA PAC (ETIQ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P</text:p>
          </table:table-cell>
          <table:table-cell office:value-type="string" table:style-name="ce1">
            <text:p>ETIQUETA LÓGICA PAC PP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Q</text:p>
          </table:table-cell>
          <table:table-cell office:value-type="string" table:style-name="ce1">
            <text:p>ETIQUETA LOGICA CORREIOS MINI ENVIOS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REEMBOLSO POSTAL - CLIENTE AVULS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ETIQUETA LÓGICA PAC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ENCOMENDA PAC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U</text:p>
          </table:table-cell>
          <table:table-cell office:value-type="string" table:style-name="ce1">
            <text:p>ETIQUETA LOGICA PAC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V</text:p>
          </table:table-cell>
          <table:table-cell office:value-type="string" table:style-name="ce1">
            <text:p>ETIQUETA LOG PAC ADMINIST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W</text:p>
          </table:table-cell>
          <table:table-cell office:value-type="string" table:style-name="ce1">
            <text:p>ETIQUETA LOGICA PAC - PW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X</text:p>
          </table:table-cell>
          <table:table-cell office:value-type="string" table:style-name="ce1">
            <text:p>ENCOMENDA PAC (ETIQUETA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Y</text:p>
          </table:table-cell>
          <table:table-cell office:value-type="string" table:style-name="ce1">
            <text:p>ETIQUETA LOGICA PAC - PY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PZ</text:p>
          </table:table-cell>
          <table:table-cell office:value-type="string" table:style-name="ce1">
            <text:p>ETIQUETA LOGICA PAC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QC</text:p>
          </table:table-cell>
          <table:table-cell office:value-type="string" table:style-name="ce1">
            <text:p>ETIQUETA PAC (FÍS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A</text:p>
          </table:table-cell>
          <table:table-cell office:value-type="string" table:style-name="ce1">
            <text:p>REGISTRADO PRIORITÁRI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B</text:p>
          </table:table-cell>
          <table:table-cell office:value-type="string" table:style-name="ce1">
            <text:p>CARTA REGISTRAD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C</text:p>
          </table:table-cell>
          <table:table-cell office:value-type="string" table:style-name="ce1">
            <text:p>CARTA REGISTRADA COM VALOR DECLA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RD</text:p>
          </table:table-cell>
          <table:table-cell office:value-type="string" table:style-name="ce1">
            <text:p>REMESSA ECONOMICA DETRAN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MALA DIRETA POSTAL ESP/NORM/IMPR URGENTE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OBJETO DA RECEITA FEDER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G</text:p>
          </table:table-cell>
          <table:table-cell office:value-type="string" table:style-name="ce1">
            <text:p>REGISTRADO DO SISTEMA SAR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REGISTRADO COM 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OBJETO INTERNACIONAL 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CARTA REGISTRADA AGENCI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K</text:p>
          </table:table-cell>
          <table:table-cell office:value-type="string" table:style-name="ce1">
            <text:p>CARTA REGISTRADA AGENCI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L</text:p>
          </table:table-cell>
          <table:table-cell office:value-type="string" table:style-name="ce1">
            <text:p>REGISTRADO LÓGIC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M</text:p>
          </table:table-cell>
          <table:table-cell office:value-type="string" table:style-name="ce1">
            <text:p>REGISTRADO AGÊNCI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CARTA REGISTRADA AGENCI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CARTA REGISTRADA AGENCI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RP</text:p>
          </table:table-cell>
          <table:table-cell office:value-type="string" table:style-name="ce1">
            <text:p>REEMBOLSO POSTAL - CLIENTE INSCRIT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Q</text:p>
          </table:table-cell>
          <table:table-cell office:value-type="string" table:style-name="ce1">
            <text:p>CARTA REGISTRADA AGENCI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OBJETO INTERNACIONAL 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ETIQUETA REGISTRADO DETRAN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RT</text:p>
          </table:table-cell>
          <table:table-cell office:value-type="string" table:style-name="ce1">
            <text:p>REM ECON TALAO/CARTAO SEM AR DIGIT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OBJETO INTERNACIONAL 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RV</text:p>
          </table:table-cell>
          <table:table-cell office:value-type="string" table:style-name="ce1">
            <text:p>REM ECON CRLV/CRV/CNH COM 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OBJETO INTERNACIONAL 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OBJETO INTERNACIONAL 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RY</text:p>
          </table:table-cell>
          <table:table-cell office:value-type="string" table:style-name="ce1">
            <text:p>REM ECON TALAO/CARTAO COM AR DIGITAL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RZ</text:p>
          </table:table-cell>
          <table:table-cell office:value-type="string" table:style-name="ce1">
            <text:p>REGISTR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ETIQUETA SEDEX AGÊNCI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ETIQ SEDEX 10 FÍSICA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EDEX A COBRAR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REMESSA EXPRESSA DETRAN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ENCOMEND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F</text:p>
          </table:table-cell>
          <table:table-cell office:value-type="string" table:style-name="ce1">
            <text:p>SEDEX AGENCI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EDEX DO SISTEMA SAR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H</text:p>
          </table:table-cell>
          <table:table-cell office:value-type="string" table:style-name="ce1">
            <text:p>SEDEX COM AR DIGITAL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NCOMENDA SEDEX (ETIQ LOGICA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J</text:p>
          </table:table-cell>
          <table:table-cell office:value-type="string" table:style-name="ce1">
            <text:p>SEDEX HOJE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EDEX AGÊNCI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SEDEX LÓGIC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M</text:p>
          </table:table-cell>
          <table:table-cell office:value-type="string" table:style-name="ce1">
            <text:p>SEDEX 12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SEDEX AGÊNCI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EDEX AGÊNCI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EDEX PRÉ-FRANQUE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Q</text:p>
          </table:table-cell>
          <table:table-cell office:value-type="string" table:style-name="ce1">
            <text:p>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EDEX FÍSIC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REM EXPRES TALAO/CARTAO SEM AR DIGITAL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U</text:p>
          </table:table-cell>
          <table:table-cell office:value-type="string" table:style-name="ce1">
            <text:p>ENCOMENDA SERVIÇO EXPRESSA ECT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REM EXPRES CRLV/CRV/CNH COM AR DIGITAL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ENCOMENDA SEDEX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X</text:p>
          </table:table-cell>
          <table:table-cell office:value-type="string" table:style-name="ce1">
            <text:p>ETIQUETA LOGICA SEDEX 10</text:p>
          </table:table-cell>
          <table:table-cell office:value-type="string" table:style-name="ce1">
            <text:p>Hora Real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Y</text:p>
          </table:table-cell>
          <table:table-cell office:value-type="string" table:style-name="ce1">
            <text:p>REM EXPRES TALAO/CARTAO COM AR DIGITAL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SZ</text:p>
          </table:table-cell>
          <table:table-cell office:value-type="string" table:style-name="ce1">
            <text:p>SEDEX AGÊNCIA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TESTE (OBJETO PARA TREINAMENTO)</text:p>
          </table:table-cell>
          <table:table-cell office:value-type="string" table:style-name="ce1">
            <text:p>Recebedor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STE (OBJETO PARA TREINAMENTO)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OBJETO TREINAMENTO - NÃO GERA PRÉ-ALERTA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TS</text:p>
          </table:table-cell>
          <table:table-cell office:value-type="string" table:style-name="ce1">
            <text:p>TESTE (OBJETO PARA TREINAMENTO)</text:p>
          </table:table-cell>
          <table:table-cell office:value-type="string" table:style-name="ce1">
            <text:p>Hora Real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A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B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C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D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G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H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I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J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L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O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Q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R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U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V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W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X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Y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UZ</text:p>
          </table:table-cell>
          <table:table-cell office:value-type="string" table:style-name="ce1">
            <text:p>PPS IMPORTACA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B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D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E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F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G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H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J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K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L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N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O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P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Q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R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T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V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W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X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Y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VZ</text:p>
          </table:table-cell>
          <table:table-cell office:value-type="string" table:style-name="ce1">
            <text:p>OBJETO INTERNACIONAL COM VALOR DECLARADO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XA</text:p>
          </table:table-cell>
          <table:table-cell office:value-type="string" table:style-name="ce1">
            <text:p>AVISO CHEGADA OBJETO INT TRIBUTADO</text:p>
          </table:table-cell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XM</text:p>
          </table:table-cell>
          <table:table-cell office:value-type="string" table:style-name="ce1">
            <text:p>SEDEX MUNDI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XP</text:p>
          </table:table-cell>
          <table:table-cell office:value-type="string" table:style-name="ce1">
            <text:p>CORREIOS PACKET MINI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AO URGENTE</text:p>
          </table:table-cell>
          <table:table-cell office:value-type="string" table:style-name="ce1">
            <text:p>XR</text:p>
          </table:table-cell>
          <table:table-cell office:value-type="string" table:style-name="ce1">
            <text:p>OBJETO INTERNACIONAL (PPS TRIBUTADO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URGENTE</text:p>
          </table:table-cell>
          <table:table-cell office:value-type="string" table:style-name="ce1">
            <text:p>XX</text:p>
          </table:table-cell>
          <table:table-cell office:value-type="string" table:style-name="ce1">
            <text:p>OBJETO INTERNACIONAL (PPS TRIBUTADO)</text:p>
          </table:table-cell>
          <table:table-cell table:style-name="ce2"/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&lt;</text:p>
          </table:table-cell>
          <table:table-cell table:number-columns-repeated="16383" table:style-name="ce3"/>
        </table:table-row>
        <table:table-row table:number-rows-repeated="1048228" table:style-name="ro2">
          <table:table-cell table:number-columns-repeated="16384"/>
        </table:table-row>
      </table:table>
      <table:database-ranges>
        <table:database-range table:target-range-address="Planilha1.A1:Planilha1.H347" table:name="Tabe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Office 2010 Hack</dc:creator>
    <meta:creation-date>2020-07-23T12:54:03Z</meta:creation-date>
    <dc:date>2020-08-01T18:39:29Z</dc:date>
    <meta:print-date>2020-08-01T17:49:45Z</meta:print-date>
    <meta:editing-cycles>1</meta:editing-cycles>
    <meta:editing-duration>PT60S</meta:editing-duration>
  </office:meta>
</office:document-meta>
</file>